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0fff0" fo:border="0.74pt solid #000000"/>
    </style:style>
    <style:style style:name="ce2" style:family="table-cell" style:parent-style-name="Default">
      <style:table-cell-properties fo:background-color="#fffff0" style:text-align-source="fix" style:repeat-content="false" fo:border="0.74pt solid #000000"/>
      <style:paragraph-properties fo:text-align="center" fo:margin-left="0mm"/>
    </style:style>
    <style:style style:name="gr1" style:family="graphic" style:parent-style-name="Default">
      <style:graphic-properties draw:textarea-horizontal-align="justify" draw:textarea-vertical-align="middle" draw:auto-grow-height="false" fo:min-height="15.04mm" fo:min-width="13.01m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&lt;6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&gt;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har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</text:p>
            <draw:custom-shape table:end-cell-address="Sheet1.C16" table:end-x="15.51mm" table:end-y="2.62mm" draw:z-index="0" draw:name="Shape 1" draw:style-name="gr1" draw:text-style-name="P1" svg:width="13mm" svg:height="35mm" svg:x="2.51mm" svg:y="2.57mm">
              <text:p/>
              <draw:enhanced-geometry svg:viewBox="0 0 21600 21600" draw:text-areas="0 0 21600 21600" draw:type="chevron" draw:modifiers="16436.58724058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</text:p>
          </table:table-cell>
          <table:table-cell table:number-columns-repeated="16381"/>
        </table:table-row>
        <table:table-row table:style-name="ro1" table:visibility="filter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number-columns-repeated="16381"/>
        </table:table-row>
        <table:table-row table:style-name="ro1" table:visibility="filter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</text:p>
          </table:table-cell>
          <table:table-cell table:number-columns-repeated="16381"/>
        </table:table-row>
        <table:table-row table:style-name="ro1" table:visibility="filter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</text:p>
          </table:table-cell>
          <table:table-cell table:number-columns-repeated="16381"/>
        </table:table-row>
        <table:table-row table:style-name="ro1" table:visibility="filter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</text:p>
          </table:table-cell>
          <table:table-cell table:number-columns-repeated="16381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myFilter" table:base-cell-address="$Sheet1.$B$1" table:cell-range-address="$Sheet1.$B$1:.$B$3" table:range-usable-as="filter"/>
      </table:named-expressions>
      <table:database-ranges>
        <table:database-range table:name="myData" table:target-range-address="Sheet1.B5:Sheet1.C19" table:on-update-keep-styles="true" table:on-update-keep-size="false">
          <table:filter table:condition-source-range-address="Sheet1.B1:Sheet1.B3">
            <table:filter-or>
              <table:filter-condition table:data-type="number" table:value="6" table:operator="&lt;" table:field-number="0"/>
              <table:filter-condition table:data-type="number" table:value="9" table:operator="&gt;" table:field-number="0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/>
    </style:style>
    <style:style style:name="Accent" style:family="table-cell" style:parent-style-name="Default">
      <style:table-cell-properties fo:wrap-option="no-wrap" style:shrink-to-fit="false"/>
      <style:text-properties fo:font-weight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.00.0000</text:date>, <text:time style:data-style-name="N2" text:time-value="09:37:42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11:45:07.413000000</meta:creation-date>
    <dc:title>5mm Grid</dc:title>
    <meta:editing-duration>PT10M3S</meta:editing-duration>
    <meta:editing-cycles>5</meta:editing-cycles>
    <meta:generator>LODev_15_Apr/7.6.0.0.alpha0$Windows_X86_64 LibreOffice_project/4829a85d0753c93419bd46b1d50bcfa6f0f3f1da</meta:generator>
    <meta:initial-creator>Regina Henschel</meta:initial-creator>
    <dc:date>2023-04-29T09:44:23.461000000</dc:date>
    <dc:creator>Regina Henschel</dc:creator>
    <meta:document-statistic meta:table-count="1" meta:cell-count="33" meta:object-count="1"/>
    <meta:template xlink:type="simple" xlink:actuate="onRequest" xlink:title="5mm Grid" xlink:href="../../../../../Apps/LODevInstalled_en_user/user/template/5mm%20Grid.ots" meta:date="2023-04-27T11:45:07.257000000"/>
  </office:meta>
</office:document-meta>
</file>